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2.184cm" fo:break-before="auto" style:use-optimal-row-height="true"/>
    </style:style>
    <style:style style:name="ro14" style:family="table-row">
      <style:table-row-properties style:row-height="0.877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2.473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6.107cm" fo:break-before="auto" style:use-optimal-row-height="true"/>
    </style:style>
    <style:style style:name="ro23" style:family="table-row">
      <style:table-row-properties style:row-height="3.08cm" fo:break-before="auto" style:use-optimal-row-height="true"/>
    </style:style>
    <style:style style:name="ro24" style:family="table-row">
      <style:table-row-properties style:row-height="2.947cm" fo:break-before="auto" style:use-optimal-row-height="true"/>
    </style:style>
    <style:style style:name="ro25" style:family="table-row">
      <style:table-row-properties style:row-height="3.526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3">
            <text:p>0717 <text:s/>95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3">
            <text:p>0717 <text:s/>95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3">
            <text:p>0717 <text:s/>95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3">
            <text:p>0717 <text:s/>95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4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4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4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5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5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5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6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6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7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7">
            <text:p>0717 <text:s/>9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7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7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8">
            <text:p>0717 <text:s/>9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8">
            <text:p>0717 <text:s/>9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8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8">
            <text:p>0717 <text:s/>9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8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9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9">
            <text:p>0717 <text:s/>9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89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">
            <text:p>0717 <text:s/>9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">
            <text:p>0717 <text:s/>9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">
            <text:p>0717 <text:s/>9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">
            <text:p>0717 <text:s/>9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">
            <text:p>0717 <text:s/>9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">
            <text:p>0717 <text:s/>9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1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1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1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2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2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2">
            <text:p>0717 <text:s/>9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2">
            <text:p>0717 <text:s/>9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3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3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4">
            <text:p>0717 <text:s/>9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4">
            <text:p>0717 <text:s/>95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4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4">
            <text:p>0717 <text:s/>9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5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5">
            <text:p>0717 <text:s/>95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5">
            <text:p>0717 <text:s/>9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5">
            <text:p>0717 <text:s/>9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5">
            <text:p>0717 <text:s/>95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5">
            <text:p>0717 <text:s/>9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5">
            <text:p>0717 <text:s/>9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7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7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8">
            <text:p>0717 <text:s/>95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8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9">
            <text:p>0717 <text:s/>9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9">
            <text:p>0717 <text:s/>95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0.99">
            <text:p>0717 <text:s/>95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">
            <text:p>0717 <text:s/>95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1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1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1">
            <text:p>0717 <text:s/>95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2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2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2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3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3">
            <text:p>0717 <text:s/>952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4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5">
            <text:p>0717 <text:s/>95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5">
            <text:p>0717 <text:s/>9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5">
            <text:p>0717 <text:s/>95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/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5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6">
            <text:p>7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5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7">
            <text:p>7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5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8">
            <text:p>7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5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9">
            <text:p>7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5">
            <text:p>0717 <text:s/>95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7T09:52:21.05">
            <text:p>0717 <text:s/>952</text:p>
          </table:table-cell>
          <table:table-cell table:number-columns-repeated="1011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7T09:52:21.05">
            <text:p>0717 <text:s/>95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17T09:52:21.05">
            <text:p>2021/7/17 9:5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7T09:52:21.05">
            <text:p>0717 <text:s/>952</text:p>
          </table:table-cell>
          <table:table-cell table:style-name="ce7" table:formula="of:=NOW()" office:value-type="date" office:date-value="2021-07-17T09:52:21.05">
            <text:p>0717 <text:s/>95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17T09:52:21.05">
            <text:p>0717 <text:s/>95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1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9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0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14">
            <text:p>0717 <text:s/>95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15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sió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15">
            <text:p>0717 <text:s/>95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15">
            <text:p>0717 <text:s/>95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9" office:value-type="string">
            <text:p>tầng này là rộng. / bức tường đó là cao. / cái xô này là nặng.</text:p>
          </table:table-cell>
          <table:table-cell table:style-name="ce20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15">
            <text:p>0717 <text:s/>95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18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ósm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18">
            <text:p>0717 <text:s/>95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19">
            <text:p>0717 <text:s/>95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ثامن من تموز.</text:p>
          </table:table-cell>
          <table:table-cell table:style-name="ce20"/>
          <table:table-cell table:style-name="ce20" office:value-type="string">
            <text:p>it was thursday, the eigh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19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، هشتم ماه ژوئیه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19">
            <text:p>0717 <text:s/>95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</text:p>
          </table:table-cell>
          <table:table-cell table:style-name="ce20" office:value-type="string">
            <text:p>fi'l'aamisi</text:p>
          </table:table-cell>
          <table:table-cell table:style-name="ce20" office:value-type="string">
            <text:p>I did not buy, yesterda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19">
            <text:p>0717 <text:s/>95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 قهوه می نوشم</text:p>
          </table:table-cell>
          <table:table-cell table:style-name="ce20" office:value-type="string">
            <text:p>qafve / miy'nuwsham[drink</text:p>
          </table:table-cell>
          <table:table-cell table:style-name="ce20" office:value-type="string">
            <text:p>I drank coffee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19">
            <text:p>0717 <text:s/>95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9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0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">
            <text:p>0717 <text:s/>95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9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0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">
            <text:p>0717 <text:s/>95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2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iątek, dziew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2">
            <text:p>0717 <text:s/>95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2">
            <text:p>0717 <text:s/>95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3">
            <text:p>0717 <text:s/>95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ة، التاسع من تموز.</text:p>
          </table:table-cell>
          <table:table-cell table:style-name="ce20"/>
          <table:table-cell table:style-name="ce20" office:value-type="string">
            <text:p>it was friday, the ni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3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، ن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3">
            <text:p>0717 <text:s/>95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 / ذهبت إلى الحديقة فقط.</text:p>
          </table:table-cell>
          <table:table-cell table:style-name="ce20" office:value-type="string">
            <text:p>faqa[just</text:p>
          </table:table-cell>
          <table:table-cell table:style-name="ce20" office:value-type="string">
            <text:p>i only went to the park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3">
            <text:p>0717 <text:s/>95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من دوباره قهوه می نوشم. / من هم چای می نوشم.</text:p>
          </table:table-cell>
          <table:table-cell table:style-name="ce20" office:value-type="string">
            <text:p>ham[also / chaay[tea</text:p>
          </table:table-cell>
          <table:table-cell table:style-name="ce20" office:value-type="string">
            <text:p>yesterday i drank coffee again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3">
            <text:p>0717 <text:s/>95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19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0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0" office:value-type="string">
            <text:p>he says he wants to have a rest. / he says he is not feeling well. / he says he wants to sit down on the floor. / how does he feel?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4">
            <text:p>0717 <text:s/>95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4">
            <text:p>0717 <text:s/>95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5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dzies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5">
            <text:p>0717 <text:s/>95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5">
            <text:p>0717 <text:s/>95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عاشر من تموز.</text:p>
          </table:table-cell>
          <table:table-cell table:style-name="ce20"/>
          <table:table-cell table:style-name="ce20" office:value-type="string">
            <text:p>it was saturday, the 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5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، د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5">
            <text:p>0717 <text:s/>95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أشتريت الفول السوداني أمس. / في المساء.</text:p>
          </table:table-cell>
          <table:table-cell table:style-name="ce21" office:value-type="string">
            <text:p>ashtariytu-l'fuwl[beans-a'suwdaaniya / fi'l'masaaI</text:p>
          </table:table-cell>
          <table:table-cell table:style-name="ce21" office:value-type="string">
            <text:p>I bought peanuts yesterday. in the evening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5">
            <text:p>0717 <text:s/>952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، يک مکعب يخ داخل نوشيدنی گذاشتم</text:p>
          </table:table-cell>
          <table:table-cell table:style-name="ce21" office:value-type="string">
            <text:p>mokya'ab[cube / yax[ice? / doxel[inside / nuwshiydnee?[drink / gazaashtam[yesterday</text:p>
          </table:table-cell>
          <table:table-cell table:style-name="ce21" office:value-type="string">
            <text:p>I put an ice cube in the drink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6">
            <text:p>0717 <text:s/>95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19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0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6">
            <text:p>0717 <text:s/>95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19" office:value-type="string">
            <text:p>một hình[cylinder=1 trụ thoát nước. / nước. hình trụ. anh ta đổ[pour nước ra[out.</text:p>
          </table:table-cell>
          <table:table-cell table:style-name="ce20" office:value-type="string" table:number-columns-spanned="2" table:number-rows-spanned="1">
            <text:p>水を出す筒。水。筒。彼は、水を出し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6">
            <text:p>0717 <text:s/>952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8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oniedziałek, dwu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8">
            <text:p>0717 <text:s/>95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>
            <text:p>shino : nie mogłem ćwiczyć. kiedy wróciłem do domu, było już po siódmej.</text:p>
          </table:table-cell>
          <table:table-cell table:style-name="ce20" office:value-type="string" table:number-columns-spanned="2" table:number-rows-spanned="1">
            <text:p>when i arrived back at the house, it was already past seven o'clock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8">
            <text:p>0717 <text:s/>95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اثنين، الثاني عشر من تموز.</text:p>
          </table:table-cell>
          <table:table-cell table:style-name="ce20"/>
          <table:table-cell table:style-name="ce20" office:value-type="string">
            <text:p>it was monday, the twelf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8">
            <text:p>0717 <text:s/>95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دوازدهم ماه تير. </text:p>
          </table:table-cell>
          <table:table-cell table:style-name="ce20" office:value-type="string">
            <text:p>davooz'dahom / tiy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8">
            <text:p>0717 <text:s/>952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یت مكعبات ثلج.</text:p>
          </table:table-cell>
          <table:table-cell table:style-name="ce21" office:value-type="string">
            <text:p>muqaAbaat / thalidhun</text:p>
          </table:table-cell>
          <table:table-cell table:style-name="ce21" office:value-type="string">
            <text:p>I bought ice cube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8">
            <text:p>0717 <text:s/>95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يک نوشيدتی داغ درست کردم</text:p>
          </table:table-cell>
          <table:table-cell table:style-name="ce20" office:value-type="string">
            <text:p>nuwshiydnee / dooG[hot / dorost[right / kyardam[have</text:p>
          </table:table-cell>
          <table:table-cell table:style-name="ce20" office:value-type="string">
            <text:p>I made a drink hot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8">
            <text:p>0717 <text:s/>95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19" office:value-type="string">
            <text:p>tưới nước lên[on các[pillar~1 trụ và xung[around~1 quanh.</text:p>
          </table:table-cell>
          <table:table-cell table:style-name="ce20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8">
            <text:p>0717 <text:s/>95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19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0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9">
            <text:p>0717 <text:s/>95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9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wtorek, trzy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9">
            <text:p>0717 <text:s/>952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29">
            <text:p>0717 <text:s/>952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0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">
            <text:p>0717 <text:s/>95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ثلاثاء، الثالث عشر من تموز.</text:p>
          </table:table-cell>
          <table:table-cell table:style-name="ce20" office:value-type="string">
            <text:p>a'thaalith[third</text:p>
          </table:table-cell>
          <table:table-cell table:style-name="ce20" office:value-type="string">
            <text:p>it was tuesday, the thir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سه شنبه بود، سي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">
            <text:p>0717 <text:s/>952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شيء. / أشياء / / أشياء كثيرة</text:p>
          </table:table-cell>
          <table:table-cell table:style-name="ce21" office:value-type="string">
            <text:p>shayiU / ashyaaU / ash'yaaU kathiyratu / ishtaraytu / ishtaraytu ashyaaA kathiyratan</text:p>
          </table:table-cell>
          <table:table-cell table:style-name="ce21" office:value-type="string">
            <text:p>thing. / things / many things / I bought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1">
            <text:p>0717 <text:s/>95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آسمان / هوا/ آفتابی / ديروز، آفتابی بود.</text:p>
          </table:table-cell>
          <table:table-cell table:style-name="ce21" office:value-type="string">
            <text:p>oosmaan / havoo / aaftaabiy</text:p>
          </table:table-cell>
          <table:table-cell table:style-name="ce21" office:value-type="string">
            <text:p>sky / weather / <text:s/>sunny / it was sunn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1">
            <text:p>0717 <text:s/>95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19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0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0" office:value-type="string">
            <text:p>休憩。時間。時刻。休憩の時間。あるいは、タバコを吸いますか？そして、水を飲みますか？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1">
            <text:p>0717 <text:s/>952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19" office:value-type="string">
            <text:p>phá vỡ. / bạn dã nghỉ ngơi? / tôi sẽ nghỉ giải lao. / bạn dã nghỉ ngơi chưa? / bạn dã ăn chưa không?</text:p>
          </table:table-cell>
          <table:table-cell table:style-name="ce20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1">
            <text:p>0717 <text:s/>95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2">
            <text:p>0717 <text:s/>95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여기 며칠은, 음료는 냄비으로 따뜻하게하지 않다. / 레인지에서 약간 가열하고 있다.</text:p>
          </table:table-cell>
          <table:table-cell table:style-name="ce20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3">
            <text:p>0717 <text:s/>95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>
            <text:p>음료를 만들 때의 절차. (1) 둥근 냄비를 꺼낸다. (2) 이 냄비에 물을 넣는다.</text:p>
          </table:table-cell>
          <table:table-cell table:style-name="ce20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3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czter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3">
            <text:p>0717 <text:s/>95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3">
            <text:p>0717 <text:s/>952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0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4">
            <text:p>0717 <text:s/>952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0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4">
            <text:p>0717 <text:s/>952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أربعاء، الرابع عشر من تموز.</text:p>
          </table:table-cell>
          <table:table-cell table:style-name="ce21"/>
          <table:table-cell table:style-name="ce21" office:value-type="string">
            <text:p>it was wednesday, the fourteenth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4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چهار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4">
            <text:p>0717 <text:s/>952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يت الخمور. اشتريت الزنجبيل.</text:p>
          </table:table-cell>
          <table:table-cell table:style-name="ce21" office:value-type="string">
            <text:p>l'xomuwra[liqour / wa'shtaraytu[and-bought / zindhiyla[ginger</text:p>
          </table:table-cell>
          <table:table-cell table:style-name="ce21" office:value-type="string">
            <text:p>I bought liquor. I bought ginger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4">
            <text:p>0717 <text:s/>95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باران / * / هوای بارانی / باران باريد.</text:p>
          </table:table-cell>
          <table:table-cell table:style-name="ce21" office:value-type="string">
            <text:p>havoye[weather <text:s/>/ baaraaniy[rainy / baariy[rained?</text:p>
          </table:table-cell>
          <table:table-cell table:style-name="ce21" office:value-type="string">
            <text:p>rain / rainy / rainy weather / it rained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5">
            <text:p>0717 <text:s/>95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19" office:value-type="string">
            <text:p>đổ[pour đầy[full nước vào[into xô[bucket. / chải. / rửa[wash cốt[bone thép[steel bằng[with bàn[table chải[brush.</text:p>
          </table:table-cell>
          <table:table-cell table:style-name="ce20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5">
            <text:p>0717 <text:s/>95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19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0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5">
            <text:p>0717 <text:s/>95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6">
            <text:p>0717 <text:s/>95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7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piąt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7">
            <text:p>0717 <text:s/>95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7">
            <text:p>0717 <text:s/>95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7">
            <text:p>0717 <text:s/>952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خامس عشر من تموز.</text:p>
          </table:table-cell>
          <table:table-cell table:style-name="ce21"/>
          <table:table-cell table:style-name="ce21" office:value-type="string">
            <text:p>it was thursday, the fif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7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 بود، پانزدهم ماه تير.</text:p>
          </table:table-cell>
          <table:table-cell table:style-name="ce21" office:value-type="string">
            <text:p>panz'dahom</text:p>
          </table:table-cell>
          <table:table-cell table:style-name="ce21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8">
            <text:p>0717 <text:s/>95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اشيء / لم أشتري. / / لم أشتري شيئًا</text:p>
          </table:table-cell>
          <table:table-cell table:style-name="ce20" office:value-type="string">
            <text:p>laa'shayAU / lam ashtariy shiyan[something</text:p>
          </table:table-cell>
          <table:table-cell table:style-name="ce20" office:value-type="string">
            <text:p>nothing / I didn't buy / I bought nothing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8">
            <text:p>0717 <text:s/>952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ابر / آسمان / ابر در آسمان / ابرها / ابرها بود. / ابر وجود داشت</text:p>
          </table:table-cell>
          <table:table-cell table:style-name="ce20" office:value-type="string">
            <text:p>aabr[cloud / abr'hoe[clouds / wudhuw_d / daasht[have</text:p>
          </table:table-cell>
          <table:table-cell table:style-name="ce20" office:value-type="string">
            <text:p>cloud / sky / cloud in the sky / clouds / there were clouds / there was a clou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8">
            <text:p>0717 <text:s/>95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19" office:value-type="string">
            <text:p>bạn có biết cầu thang[ladder là ở đâu? / cầu thang / cầu thang là ở bên kia. / bên này.</text:p>
          </table:table-cell>
          <table:table-cell table:style-name="ce20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8">
            <text:p>0717 <text:s/>95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19" office:value-type="string">
            <text:p>tôi có một cái mũ. / bạn có một chiếc mũ. / bạn dã mua cái mũ ở nhật bãn?</text:p>
          </table:table-cell>
          <table:table-cell table:style-name="ce20" office:value-type="string" table:number-columns-spanned="2" table:number-rows-spanned="1">
            <text:p>I have a hat. / you have a hat / did you buy that hat in japan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8">
            <text:p>0717 <text:s/>95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9">
            <text:p>0717 <text:s/>952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39">
            <text:p>0717 <text:s/>95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4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iątek, szes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4">
            <text:p>0717 <text:s/>952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41">
            <text:p>0717 <text:s/>952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41">
            <text:p>0717 <text:s/>95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ه، السادس عشر من تموز.</text:p>
          </table:table-cell>
          <table:table-cell table:style-name="ce20"/>
          <table:table-cell table:style-name="ce20" office:value-type="string">
            <text:p>it was friday, the six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17.47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 بود، شان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17.47">
            <text:p>0717 <text:s/>95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لم أشتري شيئًا. / ذهبت إلى الحديقة.</text:p>
          </table:table-cell>
          <table:table-cell table:style-name="ce20" office:value-type="string">
            <text:p>lam-ash'tariy / shiy'aan / dzahaptu</text:p>
          </table:table-cell>
          <table:table-cell table:style-name="ce20" office:value-type="string">
            <text:p>I bought nothing / I went to the park / park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17.47">
            <text:p>0717 <text:s/>952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خورشيد / ابر، آسمان، و خورشيد / خورشيت در آسمان.</text:p>
          </table:table-cell>
          <table:table-cell table:style-name="ce20" office:value-type="string">
            <text:p>xuwr'shiy_d</text:p>
          </table:table-cell>
          <table:table-cell table:style-name="ce20" office:value-type="string">
            <text:p>sun / cloud, sky, and sun / sun in the sk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17.47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7">
            <text:p>87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17.47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8">
            <text:p>88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41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9">
            <text:p>89</text:p>
          </table:table-cell>
          <table:table-cell table:style-name="ce3"/>
          <table:table-cell table:style-name="ce6" office:value-type="string">
            <text:p>XX</text:p>
          </table:table-cell>
          <table:table-cell table:style-name="ce9" office:value-type="string">
            <text:p>v-46</text:p>
          </table:table-cell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41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41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1">
            <text:p>9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41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2">
            <text:p>9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21.41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3">
            <text:p>9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18.67">
            <text:p>0717 <text:s/>952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4">
            <text:p>9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7T09:52:18.67">
            <text:p>0717 <text:s/>952</text:p>
          </table:table-cell>
          <table:table-cell table:number-columns-repeated="1010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7T09:52:18.67">
            <text:p>0717 <text:s/>95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17T09:52:21.41">
            <text:p>0717 <text:s/>952</text:p>
          </table:table-cell>
          <table:table-cell table:style-name="ce7" table:formula="of:=NOW()" office:value-type="date" office:date-value="2021-07-17T09:52:21.41">
            <text:p>0717 <text:s/>95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17T09:52:21.41">
            <text:p>0717 <text:s/>952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1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7">2021/07/17</text:date>, <text:time>09:52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17T09:52:20.11</dc:date>
    <dc:creator>iwabuchi ken</dc:creator>
    <meta:editing-duration>P4DT17H36M22S</meta:editing-duration>
    <meta:editing-cycles>735</meta:editing-cycles>
    <meta:generator>OpenOffice/4.1.3$Win32 OpenOffice.org_project/413m1$Build-9783</meta:generator>
    <meta:document-statistic meta:table-count="2" meta:cell-count="1088" meta:object-count="0"/>
  </office:meta>
</office:document-meta>
</file>